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[0.92161839 0.87421021 0.70089089 0.58231869 0.53186719 0.51450344</text:p>
      <text:p text:style-name="Standard"><text:s text:c="2"/>0.50965591 0.50910905]</text:p>
      <text:p text:style-name="Standard"><text:s/>[0.85101044 0.91395963 0.91462476 0.75524864 0.65603119 0.58456505</text:p>
      <text:p text:style-name="Standard"><text:s text:c="2"/>0.53560686 0.51573446]</text:p>
      <text:p text:style-name="Standard"><text:s/>[0.83513014 0.85730735 0.91324552 0.91328739 0.8141802 <text:s/>0.71022323</text:p>
      <text:p text:style-name="Standard"><text:s text:c="2"/>0.62150117 0.55900704]</text:p>
      <text:p text:style-name="Standard"><text:s/>[0.83513014 0.82859681 0.85385553 0.91437592 0.92789557 0.88484848</text:p>
      <text:p text:style-name="Standard"><text:s text:c="2"/>0.77998335 0.68223168]</text:p>
      <text:p text:style-name="Standard"><text:s/>[0.83513014 0.8281935 <text:s/>0.83460649 0.86943501 0.91530071 0.93040468</text:p>
      <text:p text:style-name="Standard"><text:s text:c="2"/>0.89289381 0.80771355]</text:p>
      <text:p text:style-name="Standard"><text:s/>[0.83513014 0.8281935 <text:s/>0.83283729 0.84762153 0.87623501 0.91701294</text:p>
      <text:p text:style-name="Standard"><text:s text:c="2"/>0.93100166 0.89662065]</text:p>
      <text:p text:style-name="Standard"><text:s/>[0.83513014 0.8281935 <text:s/>0.83283729 0.84309256 0.85599787 0.87822264</text:p>
      <text:p text:style-name="Standard"><text:s text:c="2"/>0.92034963 0.9336609 ]</text:p>
      <text:p text:style-name="Standard"><text:s/>[0.83513014 0.8281935 <text:s/>0.83283729 0.84300768 0.85300157 0.86551536</text:p>
      <text:p text:style-name="Standard"><text:s text:c="2"/>0.88856119 0.92397308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5:47:14.650694112</meta:creation-date>
    <dc:date>2019-06-10T15:47:48.472925630</dc:date>
    <meta:editing-duration>PT36S</meta:editing-duration>
    <meta:editing-cycles>1</meta:editing-cycles>
    <meta:document-statistic meta:table-count="0" meta:image-count="0" meta:object-count="0" meta:page-count="1" meta:paragraph-count="16" meta:word-count="65" meta:character-count="729" meta:non-whitespace-character-count="652"/>
    <meta:generator>LibreOffice/6.0.7.3$Linux_X86_64 LibreOffice_project/00m0$Build-3</meta:generator>
  </office:meta>
</office:document-meta>
</file>